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paragraph-properties fo:text-align="center" style:justify-single-word="false"/>
      <style:text-properties officeooo:paragraph-rsid="000c2273"/>
    </style:style>
    <style:style style:name="T1" style:family="text">
      <style:text-properties officeooo:rsid="000c2273"/>
    </style:style>
    <style:style style:name="T2" style:family="text">
      <style:text-properties style:text-underline-style="solid" style:text-underline-width="auto" style:text-underline-color="font-color" officeooo:rsid="000c22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">NumPy Quick Reference</text:span></text:span></text:p>
      <text:p text:style-name="Text_20_body"><text:span text:style-name="Strong_20_Emphasis"/></text:p>
      <text:p text:style-name="Text_20_body"><text:span text:style-name="Strong_20_Emphasis">NumPy:</text:span></text:p>
      <text:list text:style-name="L1">
        <text:list-item>
          <text:p text:style-name="P2">Numerical Python library for numerical computing in Python.</text:p>
        </text:list-item>
        <text:list-item>
          <text:p text:style-name="P2">Provides support for multidimensional arrays (ndarrays), mathematical functions, linear algebra operations, etc.</text:p>
        </text:list-item>
        <text:list-item>
          <text:p text:style-name="P1">Widely used in scientific computing, data analysis, machine learning, and more.</text:p>
        </text:list-item>
      </text:list>
      <text:p text:style-name="Text_20_body"><text:span text:style-name="Strong_20_Emphasis">Arrays:</text:span></text:p>
      <text:list text:style-name="L2">
        <text:list-item>
          <text:p text:style-name="P4">Main data structure in NumPy.</text:p>
        </text:list-item>
        <text:list-item>
          <text:p text:style-name="P4">Multidimensional arrays (ndarrays) can have one or more dimensions.</text:p>
        </text:list-item>
        <text:list-item>
          <text:p text:style-name="P3">Arrays can be created from Python lists or using built-in functions like <text:span text:style-name="Source_20_Text">numpy.array()</text:span>.</text:p>
        </text:list-item>
      </text:list>
      <text:p text:style-name="Text_20_body"><text:span text:style-name="Strong_20_Emphasis">Array Attributes:</text:span></text:p>
      <text:list text:style-name="L3">
        <text:list-item>
          <text:p text:style-name="P6">Shape: Tuple indicating the size of each dimension.</text:p>
        </text:list-item>
        <text:list-item>
          <text:p text:style-name="P6">Dtype: Data type of the elements in the array (e.g., int, float).</text:p>
        </text:list-item>
        <text:list-item>
          <text:p text:style-name="P6">Size: Total number of elements in the array.</text:p>
        </text:list-item>
        <text:list-item>
          <text:p text:style-name="P5">ndim: Number of dimensions (axes) of the array.</text:p>
        </text:list-item>
      </text:list>
      <text:p text:style-name="Text_20_body"><text:span text:style-name="Strong_20_Emphasis">Array Operations:</text:span></text:p>
      <text:list text:style-name="L4">
        <text:list-item>
          <text:p text:style-name="P8">Element-wise operations: Arithmetic operations (+, -, *, /), exponentiation, comparison, etc.</text:p>
        </text:list-item>
        <text:list-item>
          <text:p text:style-name="P8">Array broadcasting: Perform operations on arrays with different shapes by implicitly expanding smaller arrays.</text:p>
        </text:list-item>
        <text:list-item>
          <text:p text:style-name="P7">Universal functions (ufuncs): Optimized functions that operate element-wise on arrays.</text:p>
        </text:list-item>
      </text:list>
      <text:p text:style-name="Text_20_body"><text:span text:style-name="Strong_20_Emphasis">Array Indexing and Slicing:</text:span></text:p>
      <text:list text:style-name="L5">
        <text:list-item>
          <text:p text:style-name="P10">Access elements of an array using indexing and slicing.</text:p>
        </text:list-item>
        <text:list-item>
          <text:p text:style-name="P10">Supports positive and negative indexing.</text:p>
        </text:list-item>
        <text:list-item>
          <text:p text:style-name="P9">Slicing allows extracting subarrays from an array.</text:p>
        </text:list-item>
      </text:list>
      <text:p text:style-name="Text_20_body"><text:span text:style-name="Strong_20_Emphasis">Array Reshaping and Concatenation:</text:span></text:p>
      <text:list text:style-name="L6">
        <text:list-item>
          <text:p text:style-name="P12">Reshape arrays using the <text:span text:style-name="Source_20_Text">reshape()</text:span> method.</text:p>
        </text:list-item>
        <text:list-item>
          <text:p text:style-name="P11">Concatenate arrays along different axes using functions like <text:span text:style-name="Source_20_Text">numpy.concatenate()</text:span>, <text:span text:style-name="Source_20_Text">numpy.vstack()</text:span>, <text:span text:style-name="Source_20_Text">numpy.hstack()</text:span>.</text:p>
        </text:list-item>
      </text:list>
      <text:p text:style-name="Text_20_body"><text:span text:style-name="Strong_20_Emphasis">Array Operations:</text:span></text:p>
      <text:list text:style-name="L7">
        <text:list-item>
          <text:p text:style-name="P14">Aggregate functions: <text:span text:style-name="Source_20_Text">numpy.sum()</text:span>, <text:span text:style-name="Source_20_Text">numpy.mean()</text:span>, <text:span text:style-name="Source_20_Text">numpy.min()</text:span>, <text:span text:style-name="Source_20_Text">numpy.max()</text:span>, etc.</text:p>
        </text:list-item>
        <text:list-item>
          <text:p text:style-name="P14">Linear algebra operations: <text:span text:style-name="Source_20_Text">numpy.dot()</text:span>, <text:span text:style-name="Source_20_Text">numpy.linalg.inv()</text:span>, <text:span text:style-name="Source_20_Text">numpy.linalg.det()</text:span>, etc.</text:p>
        </text:list-item>
        <text:list-item>
          <text:p text:style-name="P13">Statistical functions: <text:span text:style-name="Source_20_Text">numpy.median()</text:span>, <text:span text:style-name="Source_20_Text">numpy.std()</text:span>, <text:span text:style-name="Source_20_Text">numpy.corrcoef()</text:span>, etc.</text:p>
        </text:list-item>
      </text:list>
      <text:p text:style-name="Text_20_body"><text:soft-page-break/><text:span text:style-name="Strong_20_Emphasis">Random Number Generation:</text:span></text:p>
      <text:list text:style-name="L8">
        <text:list-item>
          <text:p text:style-name="P16">Generate random numbers and arrays using the <text:span text:style-name="Source_20_Text">numpy.random</text:span> module.</text:p>
        </text:list-item>
        <text:list-item>
          <text:p text:style-name="P15">Functions include <text:span text:style-name="Source_20_Text">numpy.random.rand()</text:span>, <text:span text:style-name="Source_20_Text">numpy.random.randn()</text:span>, <text:span text:style-name="Source_20_Text">numpy.random.randint()</text:span>, etc.</text:p>
        </text:list-item>
      </text:list>
      <text:p text:style-name="Text_20_body"><text:span text:style-name="Strong_20_Emphasis">Broadcasting:</text:span></text:p>
      <text:list text:style-name="L9">
        <text:list-item>
          <text:p text:style-name="P18">Mechanism for performing operations on arrays with different shapes.</text:p>
        </text:list-item>
        <text:list-item>
          <text:p text:style-name="P17">Arrays are automatically broadcasted to match shapes before element-wise operations.</text:p>
        </text:list-item>
      </text:list>
      <text:p text:style-name="Text_20_body"><text:span text:style-name="Strong_20_Emphasis">Linear Algebra:</text:span></text:p>
      <text:list text:style-name="L10">
        <text:list-item>
          <text:p text:style-name="P20">NumPy provides extensive support for linear algebra operations.</text:p>
        </text:list-item>
        <text:list-item>
          <text:p text:style-name="P19">Functions for matrix multiplication, matrix decomposition, eigenvalues, etc.</text:p>
        </text:list-item>
      </text:list>
      <text:p text:style-name="Text_20_body"><text:span text:style-name="Strong_20_Emphasis">File I/O:</text:span></text:p>
      <text:list text:style-name="L11">
        <text:list-item>
          <text:p text:style-name="P22">Read and write data from/to files using functions like <text:span text:style-name="Source_20_Text">numpy.loadtxt()</text:span>, <text:span text:style-name="Source_20_Text">numpy.savetxt()</text:span>.</text:p>
        </text:list-item>
        <text:list-item>
          <text:p text:style-name="P21">Supports various file formats including CSV, text, binary, etc.</text:p>
        </text:list-item>
      </text:list>
      <text:p text:style-name="Text_20_body"><text:span text:style-name="Strong_20_Emphasis">Masked Arrays:</text:span></text:p>
      <text:list text:style-name="L12">
        <text:list-item>
          <text:p text:style-name="P24">Arrays with elements masked based on a condition.</text:p>
        </text:list-item>
        <text:list-item>
          <text:p text:style-name="P23">Useful for handling missing or invalid data.</text:p>
        </text:list-item>
      </text:list>
      <text:p text:style-name="Text_20_body"><text:span text:style-name="Strong_20_Emphasis">FFT (Fast Fourier Transform):</text:span></text:p>
      <text:list text:style-name="L13">
        <text:list-item>
          <text:p text:style-name="P26">Compute the discrete Fourier Transform using <text:span text:style-name="Source_20_Text">numpy.fft</text:span> module.</text:p>
        </text:list-item>
        <text:list-item>
          <text:p text:style-name="P25">Functions include <text:span text:style-name="Source_20_Text">numpy.fft.fft()</text:span>, <text:span text:style-name="Source_20_Text">numpy.fft.ifft()</text:span>, <text:span text:style-name="Source_20_Text">numpy.fft.fft2()</text:span>, etc.</text:p>
        </text:list-item>
      </text:list>
      <text:p text:style-name="Text_20_body"><text:span text:style-name="Strong_20_Emphasis">Polynomial Operations:</text:span></text:p>
      <text:list text:style-name="L14">
        <text:list-item>
          <text:p text:style-name="P28">Perform polynomial operations like addition, subtraction, multiplication, and division using <text:span text:style-name="Source_20_Text">numpy.poly</text:span> module.</text:p>
        </text:list-item>
        <text:list-item>
          <text:p text:style-name="P27">Functions include <text:span text:style-name="Source_20_Text">numpy.polyadd()</text:span>, <text:span text:style-name="Source_20_Text">numpy.polysub()</text:span>, <text:span text:style-name="Source_20_Text">numpy.polymul()</text:span>, <text:span text:style-name="Source_20_Text">numpy.polydiv()</text:span>, etc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7:46.429852649</meta:creation-date>
    <dc:date>2024-04-07T12:19:00.326160279</dc:date>
    <meta:editing-duration>PT4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0" meta:word-count="375" meta:character-count="2800" meta:non-whitespace-character-count="2510"/>
  </office:meta>
</office:document-meta>
</file>